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sign Specification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3/20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Design Specification Meeting Invitation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Vijay Reddy, Chandra sekhar reddy, Pavan reddy, Satish Chandra, Sateesh T, Sarath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Discussion on Vbooks Design Specification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d<text:span text:style-name="T4">iscussion on Vbooks Design Specificatio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04:42</dc:date>
    <dc:creator>jaipal </dc:creator>
    <meta:editing-duration>PT57M34S</meta:editing-duration>
    <meta:editing-cycles>79</meta:editing-cycles>
    <meta:document-statistic meta:table-count="1" meta:image-count="1" meta:object-count="0" meta:page-count="1" meta:paragraph-count="15" meta:word-count="54" meta:character-count="414" meta:non-whitespace-character-count="361"/>
  </office:meta>
</office:document-meta>
</file>